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9000002A5DD70035D08A07F53.png" manifest:media-type="image/png"/>
  <manifest:file-entry manifest:full-path="Pictures/10000001000001E900000167D0F8A808A4BFAD6C.png" manifest:media-type="image/png"/>
  <manifest:file-entry manifest:full-path="Pictures/1000000100000288000002400B875E6B483B8AA2.png" manifest:media-type="image/png"/>
  <manifest:file-entry manifest:full-path="Pictures/10000001000001E400000216ACAAFBE9ADE12167.png" manifest:media-type="image/png"/>
  <manifest:file-entry manifest:full-path="Pictures/10000001000001CC000003654563E926094932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68ff" officeooo:paragraph-rsid="001b6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xe1" text:anchor-type="char" svg:x="-0.61cm" svg:y="0.344cm" svg:width="7.214cm" svg:height="12.954cm" draw:z-index="0"><draw:image xlink:href="Pictures/1000000000000179000002A5DD70035D08A07F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xe2" text:anchor-type="char" svg:x="1.662cm" svg:y="-0.46cm" svg:width="12.938cm" svg:height="9.499cm" draw:z-index="1"><draw:image xlink:href="Pictures/10000001000001E900000167D0F8A808A4BFAD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xe3" text:anchor-type="char" svg:x="2.415cm" svg:y="1.051cm" svg:width="14.097cm" svg:height="12.531cm" draw:z-index="2"><draw:image xlink:href="Pictures/1000000100000288000002400B875E6B483B8AA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xe4" text:anchor-type="char" svg:x="3.565cm" svg:y="0.457cm" svg:width="9.906cm" svg:height="10.929cm" draw:z-index="3"><draw:image xlink:href="Pictures/10000001000001E400000216ACAAFBE9ADE121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xe5" text:anchor-type="char" svg:x="3.519cm" svg:y="-0.561cm" svg:width="12.173cm" svg:height="22.996cm" draw:z-index="4"><draw:image xlink:href="Pictures/10000001000001CC000003654563E9260949320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3T18:49:18.880000000</meta:creation-date>
    <dc:date>2023-03-03T19:12:17.261000000</dc:date>
    <meta:editing-duration>PT1M57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